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Standard">
      <style:text-properties officeooo:paragraph-rsid="077053f3"/>
    </style:style>
    <style:style style:name="P4" style:family="paragraph" style:parent-style-name="Standard">
      <style:text-properties style:font-name="Monospace" fo:language="en" fo:country="US" officeooo:rsid="077d6b43" officeooo:paragraph-rsid="077d6b43" style:font-size-asian="10.5pt" style:font-name-complex="David CLM1" style:font-weight-complex="normal"/>
    </style:style>
    <style:style style:name="P5" style:family="paragraph" style:parent-style-name="Standard">
      <style:text-properties style:font-name="Monospace" fo:language="en" fo:country="US" officeooo:rsid="07880194" officeooo:paragraph-rsid="07880194" style:font-size-asian="10.5pt" style:font-name-complex="David CLM1" style:font-weight-complex="normal"/>
    </style:style>
    <style:style style:name="P6" style:family="paragraph" style:parent-style-name="Standard">
      <style:text-properties officeooo:paragraph-rsid="07784f40"/>
    </style:style>
    <style:style style:name="P7" style:family="paragraph" style:parent-style-name="Standard">
      <style:paragraph-properties fo:text-align="start" style:justify-single-word="false" style:writing-mode="lr-tb"/>
    </style:style>
    <style:style style:name="P8" style:family="paragraph" style:parent-style-name="Standard">
      <style:paragraph-properties fo:text-align="end" style:justify-single-word="false" style:writing-mode="rl-tb"/>
      <style:text-properties officeooo:paragraph-rsid="079029fd"/>
    </style:style>
    <style:style style:name="P9" style:family="paragraph" style:parent-style-name="Heading_20_1">
      <style:paragraph-properties fo:margin-top="0.1965in" fo:margin-bottom="0in" style:contextual-spacing="false" fo:line-height="100%" fo:text-align="end" style:justify-single-word="false" style:writing-mode="rl-tb"/>
      <style:text-properties style:use-window-font-color="true" loext:opacity="0%" style:font-name="David CLM" officeooo:rsid="06e928d1" officeooo:paragraph-rsid="06e928d1" style:font-name-complex="David CLM"/>
    </style:style>
    <style:style style:name="P10" style:family="paragraph" style:parent-style-name="Heading_20_2">
      <style:text-properties officeooo:rsid="07703ef7" officeooo:paragraph-rsid="07703ef7"/>
    </style:style>
    <style:style style:name="P11" style:family="paragraph" style:parent-style-name="Heading_20_2">
      <style:text-properties officeooo:paragraph-rsid="07a6a8e1"/>
    </style:style>
    <style:style style:name="P12" style:family="paragraph" style:parent-style-name="Standard" style:list-style-name="L1"/>
    <style:style style:name="P13" style:family="paragraph" style:parent-style-name="Standard" style:list-style-name="L2">
      <style:text-properties officeooo:paragraph-rsid="077962c1"/>
    </style:style>
    <style:style style:name="P14" style:family="paragraph" style:parent-style-name="Standard" style:list-style-name="L2">
      <style:text-properties officeooo:paragraph-rsid="07813947"/>
    </style:style>
    <style:style style:name="P15" style:family="paragraph" style:parent-style-name="Standard" style:list-style-name="L2">
      <style:text-properties style:font-name="Monospace" fo:language="en" fo:country="US" officeooo:rsid="077c7b90" officeooo:paragraph-rsid="07857637" style:font-size-asian="10.5pt" style:font-name-complex="David CLM1" style:font-weight-complex="normal"/>
    </style:style>
    <style:style style:name="P16" style:family="paragraph" style:parent-style-name="Standard" style:list-style-name="L3">
      <style:text-properties style:font-name="Monospace" fo:language="en" fo:country="US" officeooo:rsid="077d6b43" officeooo:paragraph-rsid="077d6b43" style:font-size-asian="10.5pt" style:font-name-complex="David CLM1" style:font-weight-complex="normal"/>
    </style:style>
    <style:style style:name="P17" style:family="paragraph" style:parent-style-name="Standard">
      <style:text-properties style:font-name="Monospace" fo:language="en" fo:country="US" officeooo:rsid="08209995" officeooo:paragraph-rsid="07a6a8e1" style:font-size-asian="10.5pt" style:font-name-complex="David CLM1" style:font-weight-complex="normal"/>
    </style:style>
    <style:style style:name="P18" style:family="paragraph" style:parent-style-name="Standard">
      <style:text-properties officeooo:paragraph-rsid="079c140b"/>
    </style:style>
    <style:style style:name="P19" style:family="paragraph" style:parent-style-name="Standard">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20" style:family="paragraph" style:parent-style-name="Standard" style:list-style-name="L4">
      <style:paragraph-properties fo:text-align="end" style:justify-single-word="false" style:writing-mode="rl-tb"/>
      <style:text-properties style:font-name="Monospace" fo:language="en" fo:country="US" officeooo:rsid="07a1ef0b" officeooo:paragraph-rsid="07a1ef0b" style:font-size-asian="10.5pt" style:font-name-complex="David CLM1" style:font-weight-complex="normal"/>
    </style:style>
    <style:style style:name="P21" style:family="paragraph" style:parent-style-name="Standard">
      <style:paragraph-properties fo:text-align="end" style:justify-single-word="false" style:writing-mode="rl-tb"/>
      <style:text-properties style:font-name="Monospace" fo:language="en" fo:country="US" officeooo:rsid="08209995" officeooo:paragraph-rsid="07a6a8e1" style:font-size-asian="10.5pt" style:font-name-complex="David CLM1" style:font-weight-complex="normal"/>
    </style:style>
    <style:style style:name="P22" style:family="paragraph" style:parent-style-name="Standard" style:list-style-name="L4">
      <style:paragraph-properties fo:text-align="end" style:justify-single-word="false" style:writing-mode="rl-tb"/>
      <style:text-properties style:font-name="Monospace" fo:language="en" fo:country="US" officeooo:rsid="07a4ff41" officeooo:paragraph-rsid="07a4ff41" style:font-size-asian="10.5pt" style:font-name-complex="David CLM1" style:font-weight-complex="normal"/>
    </style:style>
    <style:style style:name="P23" style:family="paragraph" style:parent-style-name="Standard">
      <style:paragraph-properties fo:text-align="end" style:justify-single-word="false" style:writing-mode="rl-tb"/>
      <style:text-properties style:font-name="Monospace" fo:language="en" fo:country="US" officeooo:rsid="07a4ff41" officeooo:paragraph-rsid="07a4ff41" style:font-size-asian="10.5pt" style:font-name-complex="David CLM1" style:font-weight-complex="normal"/>
    </style:style>
    <style:style style:name="P24" style:family="paragraph" style:parent-style-name="Standard">
      <style:paragraph-properties fo:text-align="end" style:justify-single-word="false" style:writing-mode="rl-tb"/>
      <style:text-properties style:font-name="Monospace" fo:language="en" fo:country="US" officeooo:rsid="07ab4c5f" officeooo:paragraph-rsid="07ab4c5f" style:font-size-asian="10.5pt" style:font-name-complex="David CLM1" style:font-weight-complex="normal"/>
    </style:style>
    <style:style style:name="P25" style:family="paragraph" style:parent-style-name="Standard">
      <style:paragraph-properties fo:text-align="end" style:justify-single-word="false" style:writing-mode="rl-tb"/>
      <style:text-properties officeooo:paragraph-rsid="079f6af6"/>
    </style:style>
    <style:style style:name="P26" style:family="paragraph" style:parent-style-name="Standard" style:list-style-name="L4">
      <style:paragraph-properties fo:text-align="end" style:justify-single-word="false" style:writing-mode="rl-tb"/>
      <style:text-properties officeooo:paragraph-rsid="07a44099"/>
    </style:style>
    <style:style style:name="P27" style:family="paragraph" style:parent-style-name="Standard" style:list-style-name="L5">
      <style:paragraph-properties fo:text-align="start" style:justify-single-word="false" style:writing-mode="lr-tb"/>
      <style:text-properties officeooo:paragraph-rsid="07a6a8e1"/>
    </style:style>
    <style:style style:name="P28" style:family="paragraph" style:parent-style-name="Standard" style:list-style-name="L5">
      <style:paragraph-properties fo:text-align="start" style:justify-single-word="false" style:writing-mode="lr-tb"/>
      <style:text-properties officeooo:paragraph-rsid="07a754d7"/>
    </style:style>
    <style:style style:name="P29" style:family="paragraph" style:parent-style-name="Standard" style:list-style-name="L5">
      <style:paragraph-properties fo:text-align="start" style:justify-single-word="false" style:writing-mode="lr-tb"/>
      <style:text-properties style:font-name="Monospace" fo:language="en" fo:country="US" officeooo:rsid="08209995" officeooo:paragraph-rsid="07a6a8e1" style:font-size-asian="10.5pt" style:font-name-complex="David CLM1" style:font-weight-complex="normal"/>
    </style:style>
    <style:style style:name="T1"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2" style:family="text">
      <style:text-properties style:text-outline="false" style:text-line-through-style="none" style:text-line-through-type="none" fo:font-style="italic" fo:text-shadow="none" style:text-underline-style="none" fo:font-weight="normal" officeooo:rsid="06f669c3" style:letter-kerning="true" style:font-style-asian="italic" style:font-weight-asian="normal" style:text-emphasize="none"/>
    </style:style>
    <style:style style:name="T3" style:family="text">
      <style:text-properties style:text-outline="false" style:text-line-through-style="none" style:text-line-through-type="none" fo:font-style="italic" fo:text-shadow="none" style:text-underline-style="none" fo:font-weight="normal" officeooo:rsid="06f87d89" style:letter-kerning="true" style:font-style-asian="italic" style:font-weight-asian="normal" style:text-emphasize="none"/>
    </style:style>
    <style:style style:name="T4" style:family="text">
      <style:text-properties style:text-outline="false" style:text-line-through-style="none" style:text-line-through-type="none" fo:font-style="italic" fo:text-shadow="none" style:text-underline-style="none" fo:font-weight="normal" officeooo:rsid="0740bf8d" style:letter-kerning="true" style:font-style-asian="italic" style:font-weight-asian="normal" style:text-emphasize="none"/>
    </style:style>
    <style:style style:name="T5" style:family="text">
      <style:text-properties style:text-outline="false" style:text-line-through-style="none" style:text-line-through-type="none" fo:font-style="italic" fo:text-shadow="none" style:text-underline-style="none" fo:font-weight="normal" officeooo:rsid="07549d7d" style:letter-kerning="true" style:font-style-asian="italic" style:font-weight-asian="normal" style:text-emphasize="none"/>
    </style:style>
    <style:style style:name="T6" style:family="text">
      <style:text-properties style:text-outline="false" style:text-line-through-style="none" style:text-line-through-type="none" fo:font-style="italic" fo:text-shadow="none" style:text-underline-style="none" fo:font-weight="bold" style:letter-kerning="true" style:font-style-asian="italic" style:font-weight-asian="bold" style:text-emphasize="none"/>
    </style:style>
    <style:style style:name="T7" style:family="text">
      <style:text-properties style:text-outline="false" style:text-line-through-style="none" style:text-line-through-type="none" style:font-name="Monospace" fo:language="en" fo:country="US" fo:font-style="italic" fo:text-shadow="none" style:text-underline-style="none" fo:font-weight="normal" style:letter-kerning="true" style:font-size-asian="10.5pt" style:font-style-asian="italic" style:font-weight-asian="normal" style:font-name-complex="David CLM1" style:font-weight-complex="normal" style:text-emphasize="none"/>
    </style:style>
    <style:style style:name="T8" style:family="text">
      <style:text-properties style:text-outline="false" style:text-line-through-style="none" style:text-line-through-type="none" style:font-name="Monospace" fo:language="en" fo:country="US"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9" style:family="text">
      <style:text-properties style:text-outline="false" style:text-line-through-style="none" style:text-line-through-type="none" style:font-name="Monospace" fo:language="en" fo:country="US" fo:font-style="italic" fo:text-shadow="none" style:text-underline-style="none" fo:font-weight="normal" officeooo:rsid="07549d7d" style:letter-kerning="true" style:font-size-asian="10.5pt" style:font-style-asian="italic" style:font-weight-asian="normal" style:font-name-complex="David CLM1" style:font-weight-complex="normal" style:text-emphasize="none"/>
    </style:style>
    <style:style style:name="T10" style:family="text">
      <style:text-properties style:text-outline="false" style:text-line-through-style="none" style:text-line-through-type="none" style:font-name="Monospace" fo:language="en" fo:country="US" fo:font-style="italic" fo:text-shadow="none" style:text-underline-style="none" fo:font-weight="normal" officeooo:rsid="07433588" style:letter-kerning="true" style:font-size-asian="10.5pt" style:font-style-asian="italic" style:font-weight-asian="normal" style:font-name-complex="David CLM1" style:font-weight-complex="normal" style:text-emphasize="none"/>
    </style:style>
    <style:style style:name="T11" style:family="text">
      <style:text-properties style:text-outline="false" style:text-line-through-style="none" style:text-line-through-type="none" style:font-name="Monospace" fo:language="en" fo:country="US" fo:font-style="italic" fo:text-shadow="none" style:text-underline-style="none" fo:font-weight="normal" officeooo:rsid="076b9b72" style:letter-kerning="true" style:font-size-asian="10.5pt" style:font-style-asian="italic" style:font-weight-asian="normal" style:font-name-complex="David CLM1" style:font-weight-complex="normal" style:text-emphasize="none"/>
    </style:style>
    <style:style style:name="T12" style:family="text">
      <style:text-properties style:text-outline="false" style:text-line-through-style="none" style:text-line-through-type="none" style:font-name="Monospace" fo:language="en" fo:country="US"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3" style:family="text">
      <style:text-properties style:text-outline="false" style:text-line-through-style="none" style:text-line-through-type="none" style:font-name="Monospace" fo:font-style="italic" fo:text-shadow="none" style:text-underline-style="none" fo:font-weight="normal" officeooo:rsid="0740bf8d" style:letter-kerning="true" style:font-size-asian="10.5pt" style:font-style-asian="italic" style:font-weight-asian="normal" style:font-name-complex="David CLM1" style:font-weight-complex="normal" style:text-emphasize="none"/>
    </style:style>
    <style:style style:name="T14" style:family="text">
      <style:text-properties style:text-outline="false" style:text-line-through-style="none" style:text-line-through-type="none" style:font-name="Monospace" fo:font-style="normal" fo:text-shadow="none" style:text-underline-style="none" fo:font-weight="normal" officeooo:rsid="074a6ca8" style:letter-kerning="true" style:font-size-asian="10.5pt" style:font-style-asian="normal" style:font-weight-asian="normal" style:font-name-complex="David CLM1" style:font-weight-complex="normal" style:text-emphasize="none"/>
    </style:style>
    <style:style style:name="T1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7"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18" style:family="text">
      <style:text-properties style:use-window-font-color="true" loext:opacity="0%" style:text-outline="false" style:text-line-through-style="none" style:text-line-through-type="none" style:font-name="David CLM" fo:font-size="12pt" fo:language="en" fo:country="US" fo:font-style="normal" fo:text-shadow="none" style:text-underline-style="none" fo:font-weight="normal" officeooo:rsid="07549d7d" style:letter-kerning="true" style:font-size-asian="12pt" style:font-style-asian="normal" style:font-weight-asian="normal" style:font-name-complex="David CLM" style:font-size-complex="12pt" style:text-emphasize="none"/>
    </style:style>
    <style:style style:name="T19" style:family="text">
      <style:text-properties style:use-window-font-color="true" loext:opacity="0%" style:text-outline="false" style:text-line-through-style="none" style:text-line-through-type="none" style:text-position="8% 100%"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20" style:family="text">
      <style:text-properties style:use-window-font-color="true" loext:opacity="0%" style:text-position="9% 100%" style:font-name="David CLM" fo:font-size="12pt" officeooo:rsid="0766ee49" style:font-size-asian="12pt" style:font-name-complex="David CLM" style:font-size-complex="12pt" style:font-weight-complex="normal"/>
    </style:style>
    <style:style style:name="T21" style:family="text">
      <style:text-properties style:use-window-font-color="true" loext:opacity="0%" style:text-position="9% 100%" style:font-name="David CLM" fo:font-size="12pt" officeooo:rsid="07688916" style:font-size-asian="12pt" style:font-name-complex="David CLM" style:font-size-complex="12pt" style:font-weight-complex="normal"/>
    </style:style>
    <style:style style:name="T22" style:family="text">
      <style:text-properties style:use-window-font-color="true" loext:opacity="0%" style:text-position="9% 100%" style:font-name="David CLM" fo:font-size="12pt" officeooo:rsid="077053f3" style:font-size-asian="12pt" style:font-name-complex="David CLM" style:font-size-complex="12pt" style:font-weight-complex="normal"/>
    </style:style>
    <style:style style:name="T23" style:family="text">
      <style:text-properties fo:language="en" fo:country="US"/>
    </style:style>
    <style:style style:name="T24" style:family="text">
      <style:text-properties fo:language="en" fo:country="US" officeooo:rsid="07590626"/>
    </style:style>
    <style:style style:name="T25" style:family="text">
      <style:text-properties fo:language="en" fo:country="US" officeooo:rsid="077fb05f"/>
    </style:style>
    <style:style style:name="T26" style:family="text">
      <style:text-properties style:font-name="Monospace" officeooo:rsid="077192e5" style:font-size-asian="10.5pt" style:font-name-complex="David CLM1" style:font-weight-complex="normal"/>
    </style:style>
    <style:style style:name="T27" style:family="text">
      <style:text-properties style:font-name="Monospace" officeooo:rsid="07733dd8" style:font-size-asian="10.5pt" style:font-name-complex="David CLM1" style:font-weight-complex="normal"/>
    </style:style>
    <style:style style:name="T28" style:family="text">
      <style:text-properties style:font-name="Monospace" officeooo:rsid="07756d1d" style:font-size-asian="10.5pt" style:font-name-complex="David CLM1" style:font-weight-complex="normal"/>
    </style:style>
    <style:style style:name="T29" style:family="text">
      <style:text-properties style:font-name="Monospace" officeooo:rsid="077579c3" style:font-size-asian="10.5pt" style:font-name-complex="David CLM1" style:font-weight-complex="normal"/>
    </style:style>
    <style:style style:name="T30" style:family="text">
      <style:text-properties style:font-name="Monospace" officeooo:rsid="077709c8" style:font-size-asian="10.5pt" style:font-name-complex="David CLM1" style:font-weight-complex="normal"/>
    </style:style>
    <style:style style:name="T31" style:family="text">
      <style:text-properties style:font-name="Monospace" officeooo:rsid="0777ef17" style:font-size-asian="10.5pt" style:font-name-complex="David CLM1" style:font-weight-complex="normal"/>
    </style:style>
    <style:style style:name="T32" style:family="text">
      <style:text-properties style:font-name="Monospace" officeooo:rsid="07784f40" style:font-size-asian="10.5pt" style:font-name-complex="David CLM1" style:font-weight-complex="normal"/>
    </style:style>
    <style:style style:name="T33" style:family="text">
      <style:text-properties style:font-name="Monospace" officeooo:rsid="079029fd" style:font-size-asian="10.5pt" style:font-name-complex="David CLM1" style:font-weight-complex="normal"/>
    </style:style>
    <style:style style:name="T34" style:family="text">
      <style:text-properties style:font-name="Monospace" fo:language="en" fo:country="US" style:font-size-asian="10.5pt" style:font-name-complex="David CLM1" style:font-weight-complex="normal"/>
    </style:style>
    <style:style style:name="T35" style:family="text">
      <style:text-properties style:font-name="Monospace" fo:language="en" fo:country="US" officeooo:rsid="0757ba35" style:font-size-asian="10.5pt" style:font-name-complex="David CLM1" style:font-weight-complex="normal"/>
    </style:style>
    <style:style style:name="T36" style:family="text">
      <style:text-properties style:font-name="Monospace" fo:language="en" fo:country="US" officeooo:rsid="07590626" style:font-size-asian="10.5pt" style:font-name-complex="David CLM1" style:font-weight-complex="normal"/>
    </style:style>
    <style:style style:name="T37" style:family="text">
      <style:text-properties style:font-name="Monospace" fo:language="en" fo:country="US" officeooo:rsid="075a90f8" style:font-size-asian="10.5pt" style:font-name-complex="David CLM1" style:font-weight-complex="normal"/>
    </style:style>
    <style:style style:name="T38" style:family="text">
      <style:text-properties style:font-name="Monospace" fo:language="en" fo:country="US" officeooo:rsid="075b180a" style:font-size-asian="10.5pt" style:font-name-complex="David CLM1" style:font-weight-complex="normal"/>
    </style:style>
    <style:style style:name="T39" style:family="text">
      <style:text-properties style:font-name="Monospace" fo:language="en" fo:country="US" officeooo:rsid="075b470a" style:font-size-asian="10.5pt" style:font-name-complex="David CLM1" style:font-weight-complex="normal"/>
    </style:style>
    <style:style style:name="T40" style:family="text">
      <style:text-properties style:font-name="Monospace" fo:language="en" fo:country="US" officeooo:rsid="075c1de5" style:font-size-asian="10.5pt" style:font-name-complex="David CLM1" style:font-weight-complex="normal"/>
    </style:style>
    <style:style style:name="T41" style:family="text">
      <style:text-properties style:font-name="Monospace" fo:language="en" fo:country="US" officeooo:rsid="075cfd37" style:font-size-asian="10.5pt" style:font-name-complex="David CLM1" style:font-weight-complex="normal"/>
    </style:style>
    <style:style style:name="T42" style:family="text">
      <style:text-properties style:font-name="Monospace" fo:language="en" fo:country="US" officeooo:rsid="075f64eb" style:font-size-asian="10.5pt" style:font-name-complex="David CLM1" style:font-weight-complex="normal"/>
    </style:style>
    <style:style style:name="T43" style:family="text">
      <style:text-properties style:font-name="Monospace" fo:language="en" fo:country="US" officeooo:rsid="0760b66c" style:font-size-asian="10.5pt" style:font-name-complex="David CLM1" style:font-weight-complex="normal"/>
    </style:style>
    <style:style style:name="T44" style:family="text">
      <style:text-properties style:font-name="Monospace" fo:language="en" fo:country="US" officeooo:rsid="07e7569c" style:font-size-asian="10.5pt" style:font-name-complex="David CLM1" style:font-weight-complex="normal"/>
    </style:style>
    <style:style style:name="T45" style:family="text">
      <style:text-properties style:font-name="Monospace" fo:language="en" fo:country="US" officeooo:rsid="07aeab5d" style:font-size-asian="10.5pt" style:font-name-complex="David CLM1" style:font-weight-complex="normal"/>
    </style:style>
    <style:style style:name="T46" style:family="text">
      <style:text-properties style:font-name="Monospace" fo:language="en" fo:country="US" officeooo:rsid="077ace11" style:font-size-asian="10.5pt" style:font-name-complex="David CLM1" style:font-weight-complex="normal"/>
    </style:style>
    <style:style style:name="T47" style:family="text">
      <style:text-properties style:font-name="Monospace" fo:language="en" fo:country="US" officeooo:rsid="077c7b90" style:font-size-asian="10.5pt" style:font-name-complex="David CLM1" style:font-weight-complex="normal"/>
    </style:style>
    <style:style style:name="T48" style:family="text">
      <style:text-properties style:font-name="Monospace" fo:language="en" fo:country="US" officeooo:rsid="07813947" style:font-size-asian="10.5pt" style:font-name-complex="David CLM1" style:font-weight-complex="normal"/>
    </style:style>
    <style:style style:name="T49" style:family="text">
      <style:text-properties style:font-name="Monospace" fo:language="en" fo:country="US" officeooo:rsid="0782b284" style:font-size-asian="10.5pt" style:font-name-complex="David CLM1" style:font-weight-complex="normal"/>
    </style:style>
    <style:style style:name="T50" style:family="text">
      <style:text-properties style:font-name="Monospace" fo:language="en" fo:country="US" officeooo:rsid="07784f40" style:font-size-asian="10.5pt" style:font-name-complex="David CLM1" style:font-weight-complex="normal"/>
    </style:style>
    <style:style style:name="T51" style:family="text">
      <style:text-properties style:font-name="Monospace" fo:language="en" fo:country="US" officeooo:rsid="077bd4fa" style:font-size-asian="10.5pt" style:font-name-complex="David CLM1" style:font-weight-complex="normal"/>
    </style:style>
    <style:style style:name="T52" style:family="text">
      <style:text-properties style:font-name="Monospace" fo:language="en" fo:country="US" officeooo:rsid="079029fd" style:font-size-asian="10.5pt" style:font-name-complex="David CLM1" style:font-weight-complex="normal"/>
    </style:style>
    <style:style style:name="T53" style:family="text">
      <style:text-properties style:font-name="Monospace" fo:language="en" fo:country="US" fo:font-style="italic" officeooo:rsid="075b470a" style:font-size-asian="10.5pt" style:font-style-asian="italic" style:font-name-complex="David CLM1" style:font-style-complex="italic" style:font-weight-complex="normal"/>
    </style:style>
    <style:style style:name="T54" style:family="text">
      <style:text-properties style:font-name="Monospace" fo:font-style="italic" officeooo:rsid="07733dd8" style:font-size-asian="10.5pt" style:font-style-asian="italic" style:font-name-complex="David CLM1" style:font-style-complex="italic" style:font-weight-complex="normal"/>
    </style:style>
    <style:style style:name="T55" style:family="text">
      <style:text-properties style:font-name="Monospace" fo:language="en" fo:country="US" officeooo:rsid="079c140b" style:font-size-asian="10.5pt" style:font-name-complex="David CLM1" style:font-weight-complex="normal"/>
    </style:style>
    <style:style style:name="T56" style:family="text">
      <style:text-properties style:font-name="Monospace" fo:language="en" fo:country="US" officeooo:rsid="079519ad" style:font-size-asian="10.5pt" style:font-name-complex="David CLM1" style:font-weight-complex="normal"/>
    </style:style>
    <style:style style:name="T57" style:family="text">
      <style:text-properties style:font-name="Monospace" fo:language="en" fo:country="US" officeooo:rsid="0796f2d4" style:font-size-asian="10.5pt" style:font-name-complex="David CLM1" style:font-weight-complex="normal"/>
    </style:style>
    <style:style style:name="T58" style:family="text">
      <style:text-properties style:font-name="Monospace" fo:language="en" fo:country="US" officeooo:rsid="079d9461" style:font-size-asian="10.5pt" style:font-name-complex="David CLM1" style:font-weight-complex="normal"/>
    </style:style>
    <style:style style:name="T59" style:family="text">
      <style:text-properties style:font-name="Monospace" fo:language="en" fo:country="US" officeooo:rsid="079f6af6" style:font-size-asian="10.5pt" style:font-name-complex="David CLM1" style:font-weight-complex="normal"/>
    </style:style>
    <style:style style:name="T60" style:family="text">
      <style:text-properties style:font-name="Monospace" fo:language="en" fo:country="US" officeooo:rsid="07a11bbb" style:font-size-asian="10.5pt" style:font-name-complex="David CLM1" style:font-weight-complex="normal"/>
    </style:style>
    <style:style style:name="T61" style:family="text">
      <style:text-properties style:font-name="Monospace" fo:language="en" fo:country="US" officeooo:rsid="07a44099" style:font-size-asian="10.5pt" style:font-name-complex="David CLM1" style:font-weight-complex="normal"/>
    </style:style>
    <style:style style:name="T62" style:family="text">
      <style:text-properties style:font-name="Monospace" fo:language="en" fo:country="US" officeooo:rsid="07a4ff41" style:font-size-asian="10.5pt" style:font-name-complex="David CLM1" style:font-weight-complex="normal"/>
    </style:style>
    <style:style style:name="T63" style:family="text">
      <style:text-properties style:font-name="Monospace" fo:language="en" fo:country="US" fo:font-style="italic" officeooo:rsid="079f6af6" style:font-size-asian="10.5pt" style:font-style-asian="italic" style:font-name-complex="David CLM1" style:font-style-complex="italic" style:font-weight-complex="normal"/>
    </style:style>
    <style:style style:name="T64" style:family="text">
      <style:text-properties style:font-name="Monospace" fo:language="en" fo:country="US" fo:font-style="italic" officeooo:rsid="07a44099" style:font-size-asian="10.5pt" style:font-style-asian="italic" style:font-name-complex="David CLM1" style:font-style-complex="italic" style:font-weight-complex="normal"/>
    </style:style>
    <style:style style:name="T65" style:family="text">
      <style:text-properties style:font-name="Monospace" fo:language="en" fo:country="US" fo:font-style="italic" officeooo:rsid="07a4ff41" style:font-size-asian="10.5pt" style:font-style-asian="italic" style:font-name-complex="David CLM1" style:font-style-complex="italic" style:font-weight-complex="normal"/>
    </style:style>
    <style:style style:name="T66" style:family="text">
      <style:text-properties style:font-name="Monospace" fo:language="en" fo:country="US" fo:font-style="italic" officeooo:rsid="07a754d7" style:font-size-asian="10.5pt" style:font-style-asian="italic" style:font-name-complex="David CLM1" style:font-style-complex="italic" style:font-weight-complex="normal"/>
    </style:style>
    <style:style style:name="T67" style:family="text">
      <style:text-properties fo:font-weight="bold" style:font-weight-asian="bold" style:font-weight-complex="bold"/>
    </style:style>
    <style:style style:name="T68" style:family="text">
      <style:text-properties officeooo:rsid="0765244a"/>
    </style:style>
    <style:style style:name="T69" style:family="text">
      <style:text-properties officeooo:rsid="0782b284"/>
    </style:style>
    <style:style style:name="T70" style:family="text">
      <style:text-properties officeooo:rsid="07845fac"/>
    </style:style>
    <style:style style:name="T71" style:family="text">
      <style:text-properties style:text-position="sub 58%"/>
    </style:style>
    <style:style style:name="T72" style:family="text">
      <style:text-properties style:text-position="sub 58%" fo:language="en" fo:country="US"/>
    </style:style>
    <style:style style:name="T73" style:family="text">
      <style:text-properties style:text-position="sub 58%" fo:language="en" fo:country="US" officeooo:rsid="079029fd"/>
    </style:style>
    <style:style style:name="T74" style:family="text">
      <style:text-properties officeooo:rsid="079029fd"/>
    </style:style>
    <style:style style:name="T75" style:family="text">
      <style:text-properties fo:language="en" fo:country="US"/>
    </style:style>
    <style:style style:name="T76" style:family="text">
      <style:text-properties fo:language="en" fo:country="US" officeooo:rsid="079d9461"/>
    </style:style>
    <style:style style:name="T77" style:family="text">
      <style:text-properties fo:language="en" fo:country="US" fo:font-weight="bold" style:font-weight-asian="bold" style:font-weight-complex="bold"/>
    </style:style>
    <style:style style:name="T78" style:family="text">
      <style:text-properties fo:language="en" fo:country="US" officeooo:rsid="07a44099"/>
    </style:style>
    <style:style style:name="T79" style:family="text">
      <style:text-properties fo:language="en" fo:country="US" fo:font-style="italic" officeooo:rsid="07a44099" style:font-style-asian="italic" style:font-style-complex="italic"/>
    </style:style>
    <style:style style:name="T80" style:family="text">
      <style:text-properties fo:language="en" fo:country="US" officeooo:rsid="07a6a8e1"/>
    </style:style>
    <style:style style:name="T81" style:family="text">
      <style:text-properties fo:language="en" fo:country="US" officeooo:rsid="07a754d7"/>
    </style:style>
    <style:style style:name="T82" style:family="text">
      <style:text-properties officeooo:rsid="07a25b8e"/>
    </style:style>
    <text:list-style style:name="L1">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חלוקה הוגנת <text:span text:style-name="T68">מלבד חפץ אחד</text:span></text:h>
      <text:p text:style-name="P10">חפצים שונים וזכויות שוות</text:p>
      <text:p text:style-name="P3"><text:span text:style-name="T20">כשיש חפצים זהים </text:span><text:span text:style-name="T21">וזכויות שוות</text:span><text:span text:style-name="T20">, ברור לנו שכל שחקן צריך לקבל כמעט את אותו מספר חפצים – ההפרש צריך להיות לכל היותר 1. </text:span><text:span text:style-name="T22">הכללה טבעית לעקרון זה כשהחפצים שונים היא:</text:span></text:p>
      <text:p text:style-name="P18"><text:span text:style-name="T67">הגדרה</text:span>: חלוקה נקראת “ללא קנאה מלבד 1” (Envy Free except 1, EF1) אם לכל שני שחקנים <text:span text:style-name="T23"><text:s/>i, j</text:span> קיים חפץ בסל של שחקן <text:span text:style-name="T55">j</text:span>, שאם נסיר אותו - אז שחקן <text:span text:style-name="T55">i</text:span> לא יקנא.</text:p>
      <text:p text:style-name="Standard"><text:span text:style-name="T14">במקרה הפרטי של חפצים זהים, חלוקה היא </text:span><text:span text:style-name="T12">EF1 אם-ורק-אם ההפרש בין מספרי החפצים שמקבל כל שחקן הוא לכל היותר 1.</text:span></text:p>
      <text:p text:style-name="Standard"><text:span text:style-name="T1">האם תמיד קיימת חלוקה </text:span><text:span text:style-name="T6">EF1</text:span><text:span text:style-name="T1">?</text:span><text:span text:style-name="T2"> התשובה היא כן. הנה אחד האלגוריתמים הפשוטים למציאת חלוקה כזא</text:span><text:span text:style-name="T3">ת; </text:span><text:span text:style-name="T4">אלגוריתם </text:span><text:span text:style-name="T13">שילדים משתמשים בו עד היום כדי לבחור שחקנים לקבוצות כדורגל. הוא נקרא באנגלית</text:span><text:span text:style-name="T8"> round robin. בעברית אפשר לקרוא לו "אלגוריתם הס</text:span><text:span text:style-name="T11">ֶ</text:span><text:span text:style-name="T8">ב</text:span><text:span text:style-name="T11">ֶ</text:span><text:span text:style-name="T8">ב":</text:span></text:p>
      <text:list xml:id="list2709979930" text:style-name="L1">
        <text:list-item>
          <text:p text:style-name="P12"><text:span text:style-name="T8">מ</text:span><text:span text:style-name="T7">סדרים את השחקנים בסדר שרירותי כלשהו.</text:span></text:p>
        </text:list-item>
        <text:list-item>
          <text:p text:style-name="P12"><text:span text:style-name="T10">כל שחקן </text:span><text:span text:style-name="T9">לוקח, מבין החפצים שנשארו, את החפץ שהוא הכי רוצה.</text:span></text:p>
        </text:list-item>
        <text:list-item>
          <text:p text:style-name="P12">אם נשארים חפצים – חוזרים לשלב 2.</text:p>
        </text:list-item>
      </text:list>
      <text:p text:style-name="Standard"><text:span text:style-name="T19">מ</text:span><text:span text:style-name="T17">שפט</text:span><text:span text:style-name="T15">: </text:span><text:span text:style-name="T16">החלוקה המוחזרת ע"י אלגוריתם הסבב היא </text:span><text:span text:style-name="T18">EF1.</text:span></text:p>
      <text:p text:style-name="Standard"><text:span text:style-name="T67">הוכחה</text:span>: קודם-כל נוכיח, שעבור השחקן הראשון בסבב (שחקן 1), החלוקה היא ללא-קנאה לגמרי. נשווה את הסל שמקבל שחקן 1 לסל שמקבל שחקן אחר כלשהו, נניח <text:span text:style-name="T39">j</text:span><text:span text:style-name="T23">. </text:span><text:span text:style-name="T24">לכל </text:span><text:span text:style-name="T35">חפץ </text:span><text:span text:style-name="T36">x </text:span><text:span text:style-name="T35">שנמצא בסל של שחקן </text:span><text:span text:style-name="T39">j</text:span><text:span text:style-name="T35">, </text:span><text:span text:style-name="T36">נתאים את החפץ y ששחקן 1 בחר באותו סבב. כיוון ששחקן 1 בחר לפני שחקן </text:span><text:span text:style-name="T39">j</text:span><text:span text:style-name="T36">, החפץ x היה זמין כשהוא בחר את חפץ y, <text:s/>ומכאן שחפץ y שווה עבורו לפחות כמו חפץ x. </text:span><text:span text:style-name="T37">נחבר את כל הערכים של החפצים x בסל של שחקן </text:span><text:span text:style-name="T39">j</text:span><text:span text:style-name="T37">, ואת כל הערכים של החפצים y בסל של שחקן 1, ונקבל </text:span><text:span text:style-name="T38">ש</text:span><text:span text:style-name="T37">הסל של שחקן 1 </text:span><text:span text:style-name="T38">שווה בעיניו לפחות כמו הסל של שחקן </text:span><text:span text:style-name="T39">j</text:span><text:span text:style-name="T38">.</text:span></text:p>
      <text:p text:style-name="Standard"><text:span text:style-name="T38">ע</text:span><text:span text:style-name="T39">כשיו נתבונן בשחקן אחר כלשהו, i. אם נוריד מהסל</text:span><text:span text:style-name="T42">ים</text:span><text:span text:style-name="T39"> של השחקנים 1, 2, …, i-1 את החפץ </text:span><text:span text:style-name="T53">הראשון </text:span><text:span text:style-name="T39">שהם בחרו, </text:span><text:span text:style-name="T40">נקבל סדרה חדשה של בחירות, שבה שחקן i בוחר ראשון. לפי הפיסקה הקודמת, בסלים הנוצרים על-ידי בחירה זו, שחקן i </text:span><text:span text:style-name="T41">אינו </text:span><text:span text:style-name="T40">מקנא בכלל. לכן, </text:span><text:span text:style-name="T42">בסלים הנוצרים ע"י הסדרה כולה, שחקן i אינו מקנא </text:span><text:span text:style-name="T43">עד-כדי חפץ אחד – וזו בדיוק ההגדרה של חלוקה EF1. ***</text:span></text:p>
      <text:p text:style-name="Heading_20_2">חפצים שונים וזכויות שונות</text:p>
      <text:p text:style-name="P6"><text:span text:style-name="T26">עכשיו נשלב את שתי ההכללות: </text:span><text:span text:style-name="T27">נניח שהחפצים </text:span><text:span text:style-name="T54">שונים</text:span><text:span text:style-name="T27"> וגם הזכויות </text:span><text:span text:style-name="T54">שונות</text:span><text:span text:style-name="T27">. דוגמה לבעיה כזאת היא חלוקת תיקים בין מפלגות בקואליציה. בישראל, חלוקת התיקים נקבעת על-ידי משא-ומתן מייגע בין המפלגות, שיכול להימשך שבועות רבים, ועלול גם לגרום </text:span><text:span text:style-name="T28">לכישלון בהרכבת ממשלה</text:span><text:span text:style-name="T29">. </text:span><text:span text:style-name="T30">אבל במדינות אחרות (כגון בצפון אירלנד, דנמרק, וכן בפרלמנט של האיחוד האירופי) משתמשים בשיטה אחרת: כל מפלגה בתורה בוחרת תיק, כאשר סֶבֶב הבחירות נקבע לפי </text:span><text:span text:style-name="T31">גודלה של כל מפלגה</text:span><text:span text:style-name="T30">. </text:span></text:p>
      <text:p text:style-name="P6"><text:span text:style-name="T30">כ</text:span><text:span text:style-name="T32">די לקבוע את סדר בחירת התיקים, נשתמש באותו אלגוריתם שלמדנו לגבי חלוקת מושבים בשיטת מחלק. נבחר פונקצייה כלשהי </text:span><text:span text:style-name="T50">f, </text:span><text:span text:style-name="T51">ונבצע את הלולאה הבאה:</text:span></text:p>
      <text:list xml:id="list1751431918" text:style-name="L2">
        <text:list-item>
          <text:p text:style-name="P13"><text:span text:style-name="T45">כל עוד </text:span><text:span text:style-name="T46">יש </text:span><text:span text:style-name="T48">חפצים</text:span><text:span text:style-name="T46"> </text:span><text:span text:style-name="T45">פנויים:</text:span></text:p>
          <text:list>
            <text:list-item>
              <text:p text:style-name="P14"><text:span text:style-name="T34">מחשבים, עבור כל </text:span><text:span text:style-name="T49">שחקן</text:span><text:span text:style-name="T34">, את המנה (מספר </text:span><text:span text:style-name="T48">חפצים</text:span><text:span text:style-name="T34">) / </text:span><text:span text:style-name="T44">f(s), כאשר x הוא מספר </text:span><text:span text:style-name="T47">ה</text:span><text:span text:style-name="T48">חפצים</text:span><text:span text:style-name="T47"> הנוכחי של </text:span><text:span text:style-name="T49">השחקן</text:span><text:span text:style-name="T47">;</text:span></text:p>
            </text:list-item>
            <text:list-item>
              <text:p text:style-name="P15"><text:soft-page-break/><text:span text:style-name="T69">השחקן</text:span>, שעבור<text:span text:style-name="T70">ו</text:span> המנה הזאת גדולה ביותר, <text:span text:style-name="T5">לוקח מבין החפצים שנשארו את החפץ שהוא הכי רוצה</text:span><text:span text:style-name="T70">.</text:span></text:p>
            </text:list-item>
          </text:list>
        </text:list-item>
      </text:list>
      <text:p text:style-name="P4">האלגוריתם הזה מכליל את שני האלגוריתמים הקודמים שלמדנו:</text:p>
      <text:list xml:id="list2077849295" text:style-name="L3">
        <text:list-item>
          <text:p text:style-name="P16">כאשר הזכויות שוות והחפצים שונים, מקבלים את אלגוריתם <text:span text:style-name="T23">round robin – </text:span><text:span text:style-name="T25">כי המנה תמיד תהיה גדולה יותר עבור שחקן שבחר פחות פעמים;</text:span></text:p>
        </text:list-item>
        <text:list-item>
          <text:p text:style-name="P16">כאשר הזכויות שונות והחפצים זהים, מקבלים את אלגוריתם שיטת-המחלק עם פונקציה f.</text:p>
        </text:list-item>
      </text:list>
      <text:p text:style-name="P5">האלגוריתם מקיים תנאי-הגינות שמכליל את התנאי EF1. כדי להסביר אותו, נגדיר קודם הכללה של חלוקה ללא קנאה עבור שחקנים עם זכויות שונות.</text:p>
      <text:p text:style-name="Standard"><text:span text:style-name="T67">הגדרה</text:span>: חלוקה נקראת “ללא קנאה משוקללת” (באנגלית: <text:span text:style-name="T23">Weighted envy-free </text:span><text:span text:style-name="T76">או WEF</text:span><text:span text:style-name="T23">), אם לכל שני שחקנים i, j עם זכויות w</text:span><text:span text:style-name="T72">i</text:span><text:span text:style-name="T23">, w</text:span><text:span text:style-name="T72">j</text:span><text:span text:style-name="T23">, מתקיים:</text:span></text:p>
      <text:p text:style-name="P7">v<text:span text:style-name="T71">i</text:span>(X<text:span text:style-name="T71">i</text:span>)/w<text:span text:style-name="T71">i</text:span> ≥ v<text:span text:style-name="T73">i</text:span>(X<text:span text:style-name="T71">j</text:span>)/w<text:span text:style-name="T71">j</text:span>.</text:p>
      <text:p text:style-name="P8"><text:span text:style-name="T74">כלומר: </text:span><text:span text:style-name="T33">שחקן </text:span><text:span text:style-name="T52">i מעריך את הסל שלו, ביחס למשקל שלו, לפחות כמו שהוא מעריך את הסל של כל שחקן אחר j, ביחס למשקל של j.</text:span></text:p>
      <text:p text:style-name="P25"><text:span text:style-name="T56">עכשיו נגדיר הכללה של EF1 </text:span><text:span text:style-name="T57">לשחקנים עם זכויות שונות. במחשבה ראשונה נראה שהכללה הנכונה היא: לכל שני שחקנים i, j, </text:span><text:span text:style-name="T58">קיים חפץ בסל של j, שאם נסיר אותו, אז יתקיים התנאי <text:s/>WEF. אבל זו לא האפשרות היחידה; ניתן להציג את EF1 גם באופן אחר. </text:span><text:span text:style-name="T59">במקום להתייחס למצב היפותטי שאנחנו </text:span><text:span text:style-name="T63">מסירים </text:span><text:span text:style-name="T58">את החפץ מהסל של j, אפשר </text:span><text:span text:style-name="T59">להתייחס למצב היפותטי שאנחנו </text:span><text:span text:style-name="T63">משכפלים</text:span><text:span text:style-name="T59"> את החפץ אל הסל של i, או לחלופין </text:span><text:span text:style-name="T63">משתפים </text:span><text:span text:style-name="T59">את החפץ בין שני השחקנים </text:span><text:span text:style-name="T60">כך שכל אחד מהם מקבל חצי ממנו</text:span><text:span text:style-name="T59">. </text:span><text:span text:style-name="T60">כאשר הזכויות שוות, כל המצבים ההיפותטיים האלה שקולים, כי בסופו של דבר, הקנאה נקבעת על-פי הפרש הערכים בין הסל של i לבין הסל של j. אבל כאשר הזכויות שונות, המצבים האלה לא שקולים, כי הקנאה הממושקלת נקבעת על-ידי הפרש ממושקל של הערכים, ובמקרה זה, יש חשיבות לשאלה אם מסירים חפץ משחקן אחד או מוסיפים חפץ לשחקן השני.</text:span></text:p>
      <text:p text:style-name="P19">מתברר, שיש שלוש "שיטות מחלק", שכל אחת מהן, <text:span text:style-name="T82">אם משתמשים בה כשיטה לבחירת חפצים ע"פ האלגוריתם שתואר למעלה, מבטיחה את </text:span>אחת ההכללות לתנאי <text:span text:style-name="T23">EF1.</text:span></text:p>
      <text:p text:style-name="P19"><text:span text:style-name="T77">משפט</text:span><text:span text:style-name="T23">.</text:span></text:p>
      <text:list xml:id="list3216883332" text:style-name="L4">
        <text:list-item>
          <text:p text:style-name="P20"><text:span text:style-name="T23">שיטת אדאמ</text:span><text:span text:style-name="T78">ס נותנת חלוקה שהיא ללא-קנאה-ממושקלת לאחר </text:span><text:span text:style-name="T79">הסרת </text:span><text:span text:style-name="T78">חפץ אחד (לכל שני שחקנים קיים חפץ, שאם מסירים אותו מהסל של שחקן אחד, אז מתקיים תנאי WEF עבור השחקן השני).</text:span></text:p>
        </text:list-item>
        <text:list-item>
          <text:p text:style-name="P26"><text:span text:style-name="T61">שיטת ג’פרסון נותנת חלוקה שהיא ללא-קנאה-ממושקלת לאחר </text:span><text:span text:style-name="T64">שיכפול </text:span><text:span text:style-name="T61">חפץ אחד <text:s/>(לכל שני שחקנים קיים חפץ, שאם משכפלים אותו אל הסל של שחקן אחד, אז מתקיים תנאי WEF עבור שחקן זה).</text:span></text:p>
        </text:list-item>
        <text:list-item>
          <text:p text:style-name="P26"><text:span text:style-name="T61">שיטת וובסטר נותנת חלוקה שהיא ללא-קנאה-ממושקלת לאחר </text:span><text:span text:style-name="T65">שיתוף </text:span><text:span text:style-name="T61">חפץ אחד (לכל שני שחקנים קיים חפץ, שאם </text:span><text:span text:style-name="T62">משתפים אותו בין שני השחקנים, כל שכל אחד מהם מקבל ½ מערכו, אז מתקיים תנאי WEF</text:span><text:span text:style-name="T61">).</text:span></text:p>
        </text:list-item>
        <text:list-item>
          <text:p text:style-name="P22">אי-אפשר להבטיח את כל שלוש ההכללות בו-זמנית.</text:p>
        </text:list-item>
      </text:list>
      <text:p text:style-name="P24">כשהזכויות שוות, כל ההכללות זהות ושקולות ל EF1. כשהזכויות שונות, כל אחת מהכללות נראית הגיונית. כמו בבעיית חלוקת המושבים, שיטת אדאמס טובה יותר לשחקנים עם זכויות קטנות, שיטת ג’פרסון טובה יותר לשחקנים עם זכויות גדולות, ושיטת וובסטר מאוזנת. כשמחלקים חפצים בין אנשים, נראה ששיטת וובסטר עדיפה, אולם כשמחלקים תיקים בין מפלגות בקואליציה, בדרך-כלל רוצים לתת עדיפות למפלגות קטנות כדי שיקבלו ייצוג, ולכן נראה ששיטת אדאמס עדיפה.</text:p>
      <text:p text:style-name="P23"/>
      <text:p text:style-name="P11"><text:soft-page-break/>מקורות</text:p>
      <text:list xml:id="list1172820808" text:style-name="L5">
        <text:list-item>
          <text:p text:style-name="P27"><text:span text:style-name="Citation"><text:span text:style-name="T80">Chakraborty, </text:span></text:span><text:span text:style-name="Citation"><text:span text:style-name="T66">Igarashi</text:span></text:span><text:span text:style-name="Citation"><text:span text:style-name="T80">, Suksompong, Zick </text:span></text:span><text:span text:style-name="Citation"><text:span text:style-name="T81">(2021)</text:span></text:span><text:span text:style-name="Citation"><text:span text:style-name="T80">. “Weighted Envy-Freeness in Indivisible Item Allocation”.</text:span></text:span></text:p>
        </text:list-item>
        <text:list-item>
          <text:p text:style-name="P28"><text:span text:style-name="Citation"><text:span text:style-name="T80">Chakraborty, Schmidt-Kraeplin, Suksompong. “Picking Sequences and Monotonicity in Weighted Fair Division”.</text:span></text:span></text:p>
          <text:p text:style-name="P29"/>
        </text:list-item>
      </text:list>
      <text:p text:style-name="P17">סיכם: אראל סגל-הלוי.</text:p>
      <text:p text:style-name="P2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OpenSymbol1" svg:font-family="OpenSymbol, 'Arial Unicode MS'"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0799in" fo:margin-bottom="0in" style:contextual-spacing="false"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 style:family="paragraph" style:parent-style-name="Standard" style:class="extra"/>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1"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5f_1" style:display-name="Default_1"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4" style:display-name="Default_4"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11T08:01:06.461000000</dc:date>
    <meta:editing-duration>P15DT2H35M27S</meta:editing-duration>
    <meta:editing-cycles>1757</meta:editing-cycles>
    <meta:document-statistic meta:table-count="0" meta:image-count="0" meta:object-count="0" meta:page-count="3" meta:paragraph-count="40" meta:word-count="946" meta:character-count="5130" meta:non-whitespace-character-count="4229"/>
  </office:meta>
</office:document-meta>
</file>